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ing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Ring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Ring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MOD([.A3]+[.$B$1]+[.$E$1]; 26)" office:value-type="float" office:value="3" calcext:value-type="float">
            <text:p>3</text:p>
          </table:table-cell>
          <table:table-cell table:formula="of:=VLOOKUP(MOD([.A3]+[.$B$1]+[.$E$1]; 26);[.$A$3:.$B$28];2)" office:value-type="string" office:string-value="D" calcext:value-type="string">
            <text:p>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MOD([.G3]+[.$H$1]+[.$K$1]; 26)" office:value-type="float" office:value="13" calcext:value-type="float">
            <text:p>13</text:p>
          </table:table-cell>
          <table:table-cell table:formula="of:=VLOOKUP([.I3];[.$A$3:.$B$28];2)" office:value-type="string" office:string-value="N" calcext:value-type="string">
            <text:p>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MOD([.M3]+[.$N$1]+[.$Q$1]; 26)" office:value-type="float" office:value="19" calcext:value-type="float">
            <text:p>19</text:p>
          </table:table-cell>
          <table:table-cell table:formula="of:=VLOOKUP([.O3];[.$A$3:.$B$28];2)" office:value-type="string" office:string-value="T" calcext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MOD([.A4]+[.$B$1]+[.$E$1]; 26)" office:value-type="float" office:value="4" calcext:value-type="float">
            <text:p>4</text:p>
          </table:table-cell>
          <table:table-cell table:formula="of:=VLOOKUP(MOD([.A4]+[.$B$1]+[.$E$1]; 26);[.$A$3:.$B$28];2)" office:value-type="string" office:string-value="E" calcext:value-type="string">
            <text:p>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MOD([.G4]+[.$H$1]+[.$K$1]; 26)" office:value-type="float" office:value="14" calcext:value-type="float">
            <text:p>14</text:p>
          </table:table-cell>
          <table:table-cell table:formula="of:=VLOOKUP([.I4];[.$A$3:.$B$28];2)" office:value-type="string" office:string-value="O" calcext:value-type="string">
            <text:p>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MOD([.M4]+[.$N$1]+[.$Q$1]; 26)" office:value-type="float" office:value="20" calcext:value-type="float">
            <text:p>20</text:p>
          </table:table-cell>
          <table:table-cell table:formula="of:=VLOOKUP([.O4];[.$A$3:.$B$28];2)" office:value-type="string" office:string-value="U" calcext:value-type="string">
            <text:p>U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MOD([.A5]+[.$B$1]+[.$E$1]; 26)" office:value-type="float" office:value="5" calcext:value-type="float">
            <text:p>5</text:p>
          </table:table-cell>
          <table:table-cell table:formula="of:=VLOOKUP(MOD([.A5]+[.$B$1]+[.$E$1]; 26);[.$A$3:.$B$28];2)" office:value-type="string" office:string-value="F" calcext:value-type="string">
            <text:p>F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MOD([.G5]+[.$H$1]+[.$K$1]; 26)" office:value-type="float" office:value="15" calcext:value-type="float">
            <text:p>15</text:p>
          </table:table-cell>
          <table:table-cell table:formula="of:=VLOOKUP([.I5];[.$A$3:.$B$28];2)" office:value-type="string" office:string-value="P" calcext:value-type="string">
            <text:p>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MOD([.M5]+[.$N$1]+[.$Q$1]; 26)" office:value-type="float" office:value="21" calcext:value-type="float">
            <text:p>21</text:p>
          </table:table-cell>
          <table:table-cell table:formula="of:=VLOOKUP([.O5];[.$A$3:.$B$28];2)" office:value-type="string" office:string-value="V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MOD([.A6]+[.$B$1]+[.$E$1]; 26)" office:value-type="float" office:value="6" calcext:value-type="float">
            <text:p>6</text:p>
          </table:table-cell>
          <table:table-cell table:formula="of:=VLOOKUP(MOD([.A6]+[.$B$1]+[.$E$1]; 26);[.$A$3:.$B$28];2)" office:value-type="string" office:string-value="G" calcext:value-type="string">
            <text:p>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MOD([.G6]+[.$H$1]+[.$K$1]; 26)" office:value-type="float" office:value="16" calcext:value-type="float">
            <text:p>16</text:p>
          </table:table-cell>
          <table:table-cell table:formula="of:=VLOOKUP([.I6];[.$A$3:.$B$28];2)" office:value-type="string" office:string-value="Q" calcext:value-type="string">
            <text:p>Q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MOD([.M6]+[.$N$1]+[.$Q$1]; 26)" office:value-type="float" office:value="22" calcext:value-type="float">
            <text:p>22</text:p>
          </table:table-cell>
          <table:table-cell table:formula="of:=VLOOKUP([.O6];[.$A$3:.$B$28];2)" office:value-type="string" office:string-value="W" calcext:value-type="string">
            <text:p>W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MOD([.A7]+[.$B$1]+[.$E$1]; 26)" office:value-type="float" office:value="7" calcext:value-type="float">
            <text:p>7</text:p>
          </table:table-cell>
          <table:table-cell table:formula="of:=VLOOKUP(MOD([.A7]+[.$B$1]+[.$E$1]; 26);[.$A$3:.$B$28];2)" office:value-type="string" office:string-value="H" calcext:value-type="string">
            <text:p>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MOD([.G7]+[.$H$1]+[.$K$1]; 26)" office:value-type="float" office:value="17" calcext:value-type="float">
            <text:p>17</text:p>
          </table:table-cell>
          <table:table-cell table:formula="of:=VLOOKUP([.I7];[.$A$3:.$B$28];2)" office:value-type="string" office:string-value="R" calcext:value-type="string">
            <text:p>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MOD([.M7]+[.$N$1]+[.$Q$1]; 26)" office:value-type="float" office:value="23" calcext:value-type="float">
            <text:p>23</text:p>
          </table:table-cell>
          <table:table-cell table:formula="of:=VLOOKUP([.O7];[.$A$3:.$B$28];2)" office:value-type="string" office:string-value="X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MOD([.A8]+[.$B$1]+[.$E$1]; 26)" office:value-type="float" office:value="8" calcext:value-type="float">
            <text:p>8</text:p>
          </table:table-cell>
          <table:table-cell table:formula="of:=VLOOKUP(MOD([.A8]+[.$B$1]+[.$E$1]; 26);[.$A$3:.$B$28];2)" office:value-type="string" office:string-value="I" calcext:value-type="string">
            <text:p>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MOD([.G8]+[.$H$1]+[.$K$1]; 26)" office:value-type="float" office:value="18" calcext:value-type="float">
            <text:p>18</text:p>
          </table:table-cell>
          <table:table-cell table:formula="of:=VLOOKUP([.I8];[.$A$3:.$B$28];2)" office:value-type="string" office:string-value="S" calcext:value-type="string">
            <text:p>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MOD([.M8]+[.$N$1]+[.$Q$1]; 26)" office:value-type="float" office:value="24" calcext:value-type="float">
            <text:p>24</text:p>
          </table:table-cell>
          <table:table-cell table:formula="of:=VLOOKUP([.O8];[.$A$3:.$B$28];2)" office:value-type="string" office:string-value="Y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formula="of:=MOD([.A9]+[.$B$1]+[.$E$1]; 26)" office:value-type="float" office:value="9" calcext:value-type="float">
            <text:p>9</text:p>
          </table:table-cell>
          <table:table-cell table:formula="of:=VLOOKUP(MOD([.A9]+[.$B$1]+[.$E$1]; 26);[.$A$3:.$B$28];2)" office:value-type="string" office:string-value="J" calcext:value-type="string">
            <text:p>J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formula="of:=MOD([.G9]+[.$H$1]+[.$K$1]; 26)" office:value-type="float" office:value="19" calcext:value-type="float">
            <text:p>19</text:p>
          </table:table-cell>
          <table:table-cell table:formula="of:=VLOOKUP([.I9];[.$A$3:.$B$28];2)" office:value-type="string" office:string-value="T" calcext:value-type="string">
            <text:p>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formula="of:=MOD([.M9]+[.$N$1]+[.$Q$1]; 26)" office:value-type="float" office:value="25" calcext:value-type="float">
            <text:p>25</text:p>
          </table:table-cell>
          <table:table-cell table:formula="of:=VLOOKUP([.O9];[.$A$3:.$B$28];2)" office:value-type="string" office:string-value="Z" calcext:value-type="string">
            <text:p>Z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MOD([.A10]+[.$B$1]+[.$E$1]; 26)" office:value-type="float" office:value="10" calcext:value-type="float">
            <text:p>10</text:p>
          </table:table-cell>
          <table:table-cell table:formula="of:=VLOOKUP(MOD([.A10]+[.$B$1]+[.$E$1]; 26);[.$A$3:.$B$28];2)" office:value-type="string" office:string-value="K" calcext:value-type="string">
            <text:p>K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MOD([.G10]+[.$H$1]+[.$K$1]; 26)" office:value-type="float" office:value="20" calcext:value-type="float">
            <text:p>20</text:p>
          </table:table-cell>
          <table:table-cell table:formula="of:=VLOOKUP([.I10];[.$A$3:.$B$28];2)" office:value-type="string" office:string-value="U" calcext:value-type="string">
            <text:p>U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MOD([.M10]+[.$N$1]+[.$Q$1]; 26)" office:value-type="float" office:value="0" calcext:value-type="float">
            <text:p>0</text:p>
          </table:table-cell>
          <table:table-cell table:formula="of:=VLOOKUP([.O10];[.$A$3:.$B$28];2)" office:value-type="string" office:string-value="A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formula="of:=MOD([.A11]+[.$B$1]+[.$E$1]; 26)" office:value-type="float" office:value="11" calcext:value-type="float">
            <text:p>11</text:p>
          </table:table-cell>
          <table:table-cell table:formula="of:=VLOOKUP(MOD([.A11]+[.$B$1]+[.$E$1]; 26);[.$A$3:.$B$28];2)" office:value-type="string" office:string-value="L" calcext:value-type="string">
            <text:p>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formula="of:=MOD([.G11]+[.$H$1]+[.$K$1]; 26)" office:value-type="float" office:value="21" calcext:value-type="float">
            <text:p>21</text:p>
          </table:table-cell>
          <table:table-cell table:formula="of:=VLOOKUP([.I11];[.$A$3:.$B$28];2)" office:value-type="string" office:string-value="V" calcext:value-type="string">
            <text:p>V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formula="of:=MOD([.M11]+[.$N$1]+[.$Q$1]; 26)" office:value-type="float" office:value="1" calcext:value-type="float">
            <text:p>1</text:p>
          </table:table-cell>
          <table:table-cell table:formula="of:=VLOOKUP([.O11];[.$A$3:.$B$28];2)" office:value-type="string" office:string-value="B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formula="of:=MOD([.A12]+[.$B$1]+[.$E$1]; 26)" office:value-type="float" office:value="12" calcext:value-type="float">
            <text:p>12</text:p>
          </table:table-cell>
          <table:table-cell table:formula="of:=VLOOKUP(MOD([.A12]+[.$B$1]+[.$E$1]; 26);[.$A$3:.$B$28];2)" office:value-type="string" office:string-value="M" calcext:value-type="string">
            <text:p>M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formula="of:=MOD([.G12]+[.$H$1]+[.$K$1]; 26)" office:value-type="float" office:value="22" calcext:value-type="float">
            <text:p>22</text:p>
          </table:table-cell>
          <table:table-cell table:formula="of:=VLOOKUP([.I12];[.$A$3:.$B$28];2)" office:value-type="string" office:string-value="W" calcext:value-type="string">
            <text:p>W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formula="of:=MOD([.M12]+[.$N$1]+[.$Q$1]; 26)" office:value-type="float" office:value="2" calcext:value-type="float">
            <text:p>2</text:p>
          </table:table-cell>
          <table:table-cell table:formula="of:=VLOOKUP([.O12];[.$A$3:.$B$28];2)" office:value-type="string" office:string-value="C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MOD([.A13]+[.$B$1]+[.$E$1]; 26)" office:value-type="float" office:value="13" calcext:value-type="float">
            <text:p>13</text:p>
          </table:table-cell>
          <table:table-cell table:formula="of:=VLOOKUP(MOD([.A13]+[.$B$1]+[.$E$1]; 26);[.$A$3:.$B$28];2)" office:value-type="string" office:string-value="N" calcext:value-type="string">
            <text:p>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MOD([.G13]+[.$H$1]+[.$K$1]; 26)" office:value-type="float" office:value="23" calcext:value-type="float">
            <text:p>23</text:p>
          </table:table-cell>
          <table:table-cell table:formula="of:=VLOOKUP([.I13];[.$A$3:.$B$28];2)" office:value-type="string" office:string-value="X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MOD([.M13]+[.$N$1]+[.$Q$1]; 26)" office:value-type="float" office:value="3" calcext:value-type="float">
            <text:p>3</text:p>
          </table:table-cell>
          <table:table-cell table:formula="of:=VLOOKUP([.O13];[.$A$3:.$B$28];2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formula="of:=MOD([.A14]+[.$B$1]+[.$E$1]; 26)" office:value-type="float" office:value="14" calcext:value-type="float">
            <text:p>14</text:p>
          </table:table-cell>
          <table:table-cell table:formula="of:=VLOOKUP(MOD([.A14]+[.$B$1]+[.$E$1]; 26);[.$A$3:.$B$28];2)" office:value-type="string" office:string-value="O" calcext:value-type="string">
            <text:p>O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formula="of:=MOD([.G14]+[.$H$1]+[.$K$1]; 26)" office:value-type="float" office:value="24" calcext:value-type="float">
            <text:p>24</text:p>
          </table:table-cell>
          <table:table-cell table:formula="of:=VLOOKUP([.I14];[.$A$3:.$B$28];2)" office:value-type="string" office:string-value="Y" calcext:value-type="string">
            <text:p>Y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formula="of:=MOD([.M14]+[.$N$1]+[.$Q$1]; 26)" office:value-type="float" office:value="4" calcext:value-type="float">
            <text:p>4</text:p>
          </table:table-cell>
          <table:table-cell table:formula="of:=VLOOKUP([.O14];[.$A$3:.$B$28];2)" office:value-type="string" office:string-value="E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formula="of:=MOD([.A15]+[.$B$1]+[.$E$1]; 26)" office:value-type="float" office:value="15" calcext:value-type="float">
            <text:p>15</text:p>
          </table:table-cell>
          <table:table-cell table:formula="of:=VLOOKUP(MOD([.A15]+[.$B$1]+[.$E$1]; 26);[.$A$3:.$B$28];2)" office:value-type="string" office:string-value="P" calcext:value-type="string">
            <text:p>P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formula="of:=MOD([.G15]+[.$H$1]+[.$K$1]; 26)" office:value-type="float" office:value="25" calcext:value-type="float">
            <text:p>25</text:p>
          </table:table-cell>
          <table:table-cell table:formula="of:=VLOOKUP([.I15];[.$A$3:.$B$28];2)" office:value-type="string" office:string-value="Z" calcext:value-type="string">
            <text:p>Z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formula="of:=MOD([.M15]+[.$N$1]+[.$Q$1]; 26)" office:value-type="float" office:value="5" calcext:value-type="float">
            <text:p>5</text:p>
          </table:table-cell>
          <table:table-cell table:formula="of:=VLOOKUP([.O15];[.$A$3:.$B$28];2)" office:value-type="string" office:string-value="F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MOD([.A16]+[.$B$1]+[.$E$1]; 26)" office:value-type="float" office:value="16" calcext:value-type="float">
            <text:p>16</text:p>
          </table:table-cell>
          <table:table-cell table:formula="of:=VLOOKUP(MOD([.A16]+[.$B$1]+[.$E$1]; 26);[.$A$3:.$B$28];2)" office:value-type="string" office:string-value="Q" calcext:value-type="string">
            <text:p>Q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MOD([.G16]+[.$H$1]+[.$K$1]; 26)" office:value-type="float" office:value="0" calcext:value-type="float">
            <text:p>0</text:p>
          </table:table-cell>
          <table:table-cell table:formula="of:=VLOOKUP([.I16];[.$A$3:.$B$28];2)" office:value-type="string" office:string-value="A" calcext:value-type="string">
            <text:p>A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MOD([.M16]+[.$N$1]+[.$Q$1]; 26)" office:value-type="float" office:value="6" calcext:value-type="float">
            <text:p>6</text:p>
          </table:table-cell>
          <table:table-cell table:formula="of:=VLOOKUP([.O16];[.$A$3:.$B$28];2)" office:value-type="string" office:string-value="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formula="of:=MOD([.A17]+[.$B$1]+[.$E$1]; 26)" office:value-type="float" office:value="17" calcext:value-type="float">
            <text:p>17</text:p>
          </table:table-cell>
          <table:table-cell table:formula="of:=VLOOKUP(MOD([.A17]+[.$B$1]+[.$E$1]; 26);[.$A$3:.$B$28];2)" office:value-type="string" office:string-value="R" calcext:value-type="string">
            <text:p>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formula="of:=MOD([.G17]+[.$H$1]+[.$K$1]; 26)" office:value-type="float" office:value="1" calcext:value-type="float">
            <text:p>1</text:p>
          </table:table-cell>
          <table:table-cell table:formula="of:=VLOOKUP([.I17];[.$A$3:.$B$28];2)" office:value-type="string" office:string-value="B" calcext:value-type="string">
            <text:p>B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formula="of:=MOD([.M17]+[.$N$1]+[.$Q$1]; 26)" office:value-type="float" office:value="7" calcext:value-type="float">
            <text:p>7</text:p>
          </table:table-cell>
          <table:table-cell table:formula="of:=VLOOKUP([.O17];[.$A$3:.$B$28];2)" office:value-type="string" office:string-value="H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formula="of:=MOD([.A18]+[.$B$1]+[.$E$1]; 26)" office:value-type="float" office:value="18" calcext:value-type="float">
            <text:p>18</text:p>
          </table:table-cell>
          <table:table-cell table:formula="of:=VLOOKUP(MOD([.A18]+[.$B$1]+[.$E$1]; 26);[.$A$3:.$B$28];2)" office:value-type="string" office:string-value="S" calcext:value-type="string">
            <text:p>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formula="of:=MOD([.G18]+[.$H$1]+[.$K$1]; 26)" office:value-type="float" office:value="2" calcext:value-type="float">
            <text:p>2</text:p>
          </table:table-cell>
          <table:table-cell table:formula="of:=VLOOKUP([.I18];[.$A$3:.$B$28];2)" office:value-type="string" office:string-value="C" calcext:value-type="string">
            <text:p>C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formula="of:=MOD([.M18]+[.$N$1]+[.$Q$1]; 26)" office:value-type="float" office:value="8" calcext:value-type="float">
            <text:p>8</text:p>
          </table:table-cell>
          <table:table-cell table:formula="of:=VLOOKUP([.O18];[.$A$3:.$B$28];2)" office:value-type="string" office:string-value="I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formula="of:=MOD([.A19]+[.$B$1]+[.$E$1]; 26)" office:value-type="float" office:value="19" calcext:value-type="float">
            <text:p>19</text:p>
          </table:table-cell>
          <table:table-cell table:formula="of:=VLOOKUP(MOD([.A19]+[.$B$1]+[.$E$1]; 26);[.$A$3:.$B$28];2)" office:value-type="string" office:string-value="T" calcext:value-type="string">
            <text:p>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formula="of:=MOD([.G19]+[.$H$1]+[.$K$1]; 26)" office:value-type="float" office:value="3" calcext:value-type="float">
            <text:p>3</text:p>
          </table:table-cell>
          <table:table-cell table:formula="of:=VLOOKUP([.I19];[.$A$3:.$B$28];2)" office:value-type="string" office:string-value="D" calcext:value-type="string">
            <text:p>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formula="of:=MOD([.M19]+[.$N$1]+[.$Q$1]; 26)" office:value-type="float" office:value="9" calcext:value-type="float">
            <text:p>9</text:p>
          </table:table-cell>
          <table:table-cell table:formula="of:=VLOOKUP([.O19];[.$A$3:.$B$28];2)" office:value-type="string" office:string-value="J" calcext:value-type="string">
            <text:p>J</text:p>
          </table:table-cell>
          <table:table-cell/>
          <table:table-cell table:formula="of:=71-65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formula="of:=MOD([.A20]+[.$B$1]+[.$E$1]; 26)" office:value-type="float" office:value="20" calcext:value-type="float">
            <text:p>20</text:p>
          </table:table-cell>
          <table:table-cell table:formula="of:=VLOOKUP(MOD([.A20]+[.$B$1]+[.$E$1]; 26);[.$A$3:.$B$28];2)" office:value-type="string" office:string-value="U" calcext:value-type="string">
            <text:p>U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formula="of:=MOD([.G20]+[.$H$1]+[.$K$1]; 26)" office:value-type="float" office:value="4" calcext:value-type="float">
            <text:p>4</text:p>
          </table:table-cell>
          <table:table-cell table:formula="of:=VLOOKUP([.I20];[.$A$3:.$B$28];2)" office:value-type="string" office:string-value="E" calcext:value-type="string">
            <text:p>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formula="of:=MOD([.M20]+[.$N$1]+[.$Q$1]; 26)" office:value-type="float" office:value="10" calcext:value-type="float">
            <text:p>10</text:p>
          </table:table-cell>
          <table:table-cell table:formula="of:=VLOOKUP([.O20];[.$A$3:.$B$28];2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MOD([.A21]+[.$B$1]+[.$E$1]; 26)" office:value-type="float" office:value="21" calcext:value-type="float">
            <text:p>21</text:p>
          </table:table-cell>
          <table:table-cell table:formula="of:=VLOOKUP(MOD([.A21]+[.$B$1]+[.$E$1]; 26);[.$A$3:.$B$28];2)" office:value-type="string" office:string-value="V" calcext:value-type="string">
            <text:p>V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MOD([.G21]+[.$H$1]+[.$K$1]; 26)" office:value-type="float" office:value="5" calcext:value-type="float">
            <text:p>5</text:p>
          </table:table-cell>
          <table:table-cell table:formula="of:=VLOOKUP([.I21];[.$A$3:.$B$28];2)" office:value-type="string" office:string-value="F" calcext:value-type="string">
            <text:p>F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MOD([.M21]+[.$N$1]+[.$Q$1]; 26)" office:value-type="float" office:value="11" calcext:value-type="float">
            <text:p>11</text:p>
          </table:table-cell>
          <table:table-cell table:formula="of:=VLOOKUP([.O21];[.$A$3:.$B$28];2)" office:value-type="string" office:string-value="L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table:formula="of:=MOD([.A22]+[.$B$1]+[.$E$1]; 26)" office:value-type="float" office:value="22" calcext:value-type="float">
            <text:p>22</text:p>
          </table:table-cell>
          <table:table-cell table:formula="of:=VLOOKUP(MOD([.A22]+[.$B$1]+[.$E$1]; 26);[.$A$3:.$B$28];2)" office:value-type="string" office:string-value="W" calcext:value-type="string">
            <text:p>W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table:formula="of:=MOD([.G22]+[.$H$1]+[.$K$1]; 26)" office:value-type="float" office:value="6" calcext:value-type="float">
            <text:p>6</text:p>
          </table:table-cell>
          <table:table-cell table:formula="of:=VLOOKUP([.I22];[.$A$3:.$B$28];2)" office:value-type="string" office:string-value="G" calcext:value-type="string">
            <text:p>G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table:formula="of:=MOD([.M22]+[.$N$1]+[.$Q$1]; 26)" office:value-type="float" office:value="12" calcext:value-type="float">
            <text:p>12</text:p>
          </table:table-cell>
          <table:table-cell table:formula="of:=VLOOKUP([.O22];[.$A$3:.$B$28];2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table:formula="of:=MOD([.A23]+[.$B$1]+[.$E$1]; 26)" office:value-type="float" office:value="23" calcext:value-type="float">
            <text:p>23</text:p>
          </table:table-cell>
          <table:table-cell table:formula="of:=VLOOKUP(MOD([.A23]+[.$B$1]+[.$E$1]; 26);[.$A$3:.$B$28];2)" office:value-type="string" office:string-value="X" calcext:value-type="string">
            <text:p>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table:formula="of:=MOD([.G23]+[.$H$1]+[.$K$1]; 26)" office:value-type="float" office:value="7" calcext:value-type="float">
            <text:p>7</text:p>
          </table:table-cell>
          <table:table-cell table:formula="of:=VLOOKUP([.I23];[.$A$3:.$B$28];2)" office:value-type="string" office:string-value="H" calcext:value-type="string">
            <text:p>H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table:formula="of:=MOD([.M23]+[.$N$1]+[.$Q$1]; 26)" office:value-type="float" office:value="13" calcext:value-type="float">
            <text:p>13</text:p>
          </table:table-cell>
          <table:table-cell table:formula="of:=VLOOKUP([.O23];[.$A$3:.$B$28];2)" office:value-type="string" office:string-value="N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formula="of:=MOD([.A24]+[.$B$1]+[.$E$1]; 26)" office:value-type="float" office:value="24" calcext:value-type="float">
            <text:p>24</text:p>
          </table:table-cell>
          <table:table-cell table:formula="of:=VLOOKUP(MOD([.A24]+[.$B$1]+[.$E$1]; 26);[.$A$3:.$B$28];2)" office:value-type="string" office:string-value="Y" calcext:value-type="string">
            <text:p>Y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formula="of:=MOD([.G24]+[.$H$1]+[.$K$1]; 26)" office:value-type="float" office:value="8" calcext:value-type="float">
            <text:p>8</text:p>
          </table:table-cell>
          <table:table-cell table:formula="of:=VLOOKUP([.I24];[.$A$3:.$B$28];2)" office:value-type="string" office:string-value="I" calcext:value-type="string">
            <text:p>I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formula="of:=MOD([.M24]+[.$N$1]+[.$Q$1]; 26)" office:value-type="float" office:value="14" calcext:value-type="float">
            <text:p>14</text:p>
          </table:table-cell>
          <table:table-cell table:formula="of:=VLOOKUP([.O24];[.$A$3:.$B$28];2)" office:value-type="string" office:string-value="O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table:formula="of:=MOD([.A25]+[.$B$1]+[.$E$1]; 26)" office:value-type="float" office:value="25" calcext:value-type="float">
            <text:p>25</text:p>
          </table:table-cell>
          <table:table-cell table:formula="of:=VLOOKUP(MOD([.A25]+[.$B$1]+[.$E$1]; 26);[.$A$3:.$B$28];2)" office:value-type="string" office:string-value="Z" calcext:value-type="string">
            <text:p>Z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table:formula="of:=MOD([.G25]+[.$H$1]+[.$K$1]; 26)" office:value-type="float" office:value="9" calcext:value-type="float">
            <text:p>9</text:p>
          </table:table-cell>
          <table:table-cell table:formula="of:=VLOOKUP([.I25];[.$A$3:.$B$28];2)" office:value-type="string" office:string-value="J" calcext:value-type="string">
            <text:p>J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table:formula="of:=MOD([.M25]+[.$N$1]+[.$Q$1]; 26)" office:value-type="float" office:value="15" calcext:value-type="float">
            <text:p>15</text:p>
          </table:table-cell>
          <table:table-cell table:formula="of:=VLOOKUP([.O25];[.$A$3:.$B$28];2)" office:value-type="string" office:string-value="P" calcext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formula="of:=MOD([.A26]+[.$B$1]+[.$E$1]; 26)" office:value-type="float" office:value="0" calcext:value-type="float">
            <text:p>0</text:p>
          </table:table-cell>
          <table:table-cell table:formula="of:=VLOOKUP(MOD([.A26]+[.$B$1]+[.$E$1]; 26);[.$A$3:.$B$28];2)" office:value-type="string" office:string-value="A" calcext:value-type="string">
            <text:p>A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formula="of:=MOD([.G26]+[.$H$1]+[.$K$1]; 26)" office:value-type="float" office:value="10" calcext:value-type="float">
            <text:p>10</text:p>
          </table:table-cell>
          <table:table-cell table:formula="of:=VLOOKUP([.I26];[.$A$3:.$B$28];2)" office:value-type="string" office:string-value="K" calcext:value-type="string">
            <text:p>K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formula="of:=MOD([.M26]+[.$N$1]+[.$Q$1]; 26)" office:value-type="float" office:value="16" calcext:value-type="float">
            <text:p>16</text:p>
          </table:table-cell>
          <table:table-cell table:formula="of:=VLOOKUP([.O26];[.$A$3:.$B$28];2)" office:value-type="string" office:string-value="Q" calcext:value-type="string">
            <text:p>Q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table:formula="of:=MOD([.A27]+[.$B$1]+[.$E$1]; 26)" office:value-type="float" office:value="1" calcext:value-type="float">
            <text:p>1</text:p>
          </table:table-cell>
          <table:table-cell table:formula="of:=VLOOKUP(MOD([.A27]+[.$B$1]+[.$E$1]; 26);[.$A$3:.$B$28];2)" office:value-type="string" office:string-value="B" calcext:value-type="string">
            <text:p>B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table:formula="of:=MOD([.G27]+[.$H$1]+[.$K$1]; 26)" office:value-type="float" office:value="11" calcext:value-type="float">
            <text:p>11</text:p>
          </table:table-cell>
          <table:table-cell table:formula="of:=VLOOKUP([.I27];[.$A$3:.$B$28];2)" office:value-type="string" office:string-value="L" calcext:value-type="string">
            <text:p>L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table:formula="of:=MOD([.M27]+[.$N$1]+[.$Q$1]; 26)" office:value-type="float" office:value="17" calcext:value-type="float">
            <text:p>17</text:p>
          </table:table-cell>
          <table:table-cell table:formula="of:=VLOOKUP([.O27];[.$A$3:.$B$28];2)" office:value-type="string" office:string-value="R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</text:p>
          </table:table-cell>
          <table:table-cell table:formula="of:=MOD([.A28]+[.$B$1]+[.$E$1]; 26)" office:value-type="float" office:value="2" calcext:value-type="float">
            <text:p>2</text:p>
          </table:table-cell>
          <table:table-cell table:formula="of:=VLOOKUP(MOD([.A28]+[.$B$1]+[.$E$1]; 26);[.$A$3:.$B$28];2)" office:value-type="string" office:string-value="C" calcext:value-type="string">
            <text:p>C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Z</text:p>
          </table:table-cell>
          <table:table-cell table:formula="of:=MOD([.G28]+[.$H$1]+[.$K$1]; 26)" office:value-type="float" office:value="12" calcext:value-type="float">
            <text:p>12</text:p>
          </table:table-cell>
          <table:table-cell table:formula="of:=VLOOKUP([.I28];[.$A$3:.$B$28];2)" office:value-type="string" office:string-value="M" calcext:value-type="string">
            <text:p>M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Z</text:p>
          </table:table-cell>
          <table:table-cell table:formula="of:=MOD([.M28]+[.$N$1]+[.$Q$1]; 26)" office:value-type="float" office:value="18" calcext:value-type="float">
            <text:p>18</text:p>
          </table:table-cell>
          <table:table-cell table:formula="of:=VLOOKUP([.O28];[.$A$3:.$B$28];2)" office:value-type="string" office:string-value="S" calcext:value-type="string">
            <text:p>S</text:p>
          </table:table-cell>
          <table:table-cell table:number-columns-repeated="2"/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VLOOKUP(MOD([.A4]+[.$A$1]+[.$B$1]; 26);[.$A$3:.$B$28];2)" office:value-type="string" office:string-value="X" calcext:value-type="string">
            <text:p>X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VLOOKUP(MOD([.A5]+[.$B$1]+[.$E$1]; 26);[.$A$3:.$B$28];2)" office:value-type="string" office:string-value="Y" calcext:value-type="string">
            <text:p>Y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VLOOKUP(MOD([.A6]+[.$B$1]+[.$E$1]; 26);[.$A$3:.$B$28];2)" office:value-type="string" office:string-value="Y" calcext:value-type="string">
            <text:p>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VLOOKUP(MOD([.A7]+[.$B$1]+[.$E$1]; 26);[.$A$3:.$B$28];2)" office:value-type="string" office:string-value="A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VLOOKUP(MOD([.A8]+[.$B$1]+[.$E$1]; 26);[.$A$3:.$B$28];2)" office:value-type="string" office:string-value="B" calcext:value-type="string">
            <text:p>B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VLOOKUP(MOD([.A9]+[.$B$1]+[.$E$1]; 26);[.$A$3:.$B$28];2)" office:value-type="string" office:string-value="C" calcext:value-type="string">
            <text:p>C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formula="of:=VLOOKUP(MOD([.A10]+[.$B$1]+[.$E$1]; 26);[.$A$3:.$B$28];2)" office:value-type="string" office:string-value="D" calcext:value-type="string">
            <text:p>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VLOOKUP(MOD([.A11]+[.$B$1]+[.$E$1]; 26);[.$A$3:.$B$28];2)" office:value-type="string" office:string-value="E" calcext:value-type="string">
            <text:p>E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formula="of:=VLOOKUP(MOD([.A12]+[.$B$1]+[.$E$1]; 26);[.$A$3:.$B$28];2)" office:value-type="string" office:string-value="F" calcext:value-type="string">
            <text:p>F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formula="of:=VLOOKUP(MOD([.A13]+[.$B$1]+[.$E$1]; 26);[.$A$3:.$B$28];2)" office:value-type="string" office:string-value="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VLOOKUP(MOD([.A14]+[.$B$1]+[.$E$1]; 26);[.$A$3:.$B$28];2)" office:value-type="string" office:string-value="H" calcext:value-type="string">
            <text:p>H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formula="of:=VLOOKUP(MOD([.A15]+[.$B$1]+[.$E$1]; 26);[.$A$3:.$B$28];2)" office:value-type="string" office:string-value="I" calcext:value-type="string">
            <text:p>I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formula="of:=VLOOKUP(MOD([.A16]+[.$B$1]+[.$E$1]; 26);[.$A$3:.$B$28];2)" office:value-type="string" office:string-value="J" calcext:value-type="string">
            <text:p>J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VLOOKUP(MOD([.A17]+[.$B$1]+[.$E$1]; 26);[.$A$3:.$B$28];2)" office:value-type="string" office:string-value="K" calcext:value-type="string">
            <text:p>K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formula="of:=VLOOKUP(MOD([.A18]+[.$B$1]+[.$E$1]; 26);[.$A$3:.$B$28];2)" office:value-type="string" office:string-value="L" calcext:value-type="string">
            <text:p>L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formula="of:=VLOOKUP(MOD([.A19]+[.$B$1]+[.$E$1]; 26);[.$A$3:.$B$28];2)" office:value-type="string" office:string-value="M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formula="of:=VLOOKUP(MOD([.A20]+[.$B$1]+[.$E$1]; 26);[.$A$3:.$B$28];2)" office:value-type="string" office:string-value="N" calcext:value-type="string">
            <text:p>N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formula="of:=VLOOKUP(MOD([.A21]+[.$B$1]+[.$E$1]; 26);[.$A$3:.$B$28];2)" office:value-type="string" office:string-value="O" calcext:value-type="string">
            <text:p>O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VLOOKUP(MOD([.A22]+[.$B$1]+[.$E$1]; 26);[.$A$3:.$B$28];2)" office:value-type="string" office:string-value="P" calcext:value-type="string">
            <text:p>P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table:formula="of:=VLOOKUP(MOD([.A23]+[.$B$1]+[.$E$1]; 26);[.$A$3:.$B$28];2)" office:value-type="string" office:string-value="Q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table:formula="of:=VLOOKUP(MOD([.A24]+[.$B$1]+[.$E$1]; 26);[.$A$3:.$B$28];2)" office:value-type="string" office:string-value="R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formula="of:=VLOOKUP(MOD([.A25]+[.$B$1]+[.$E$1]; 26);[.$A$3:.$B$28];2)" office:value-type="string" office:string-value="S" calcext:value-type="string">
            <text:p>S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table:formula="of:=VLOOKUP(MOD([.A26]+[.$B$1]+[.$E$1]; 26);[.$A$3:.$B$28];2)" office:value-type="string" office:string-value="T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formula="of:=VLOOKUP(MOD([.A27]+[.$B$1]+[.$E$1]; 26);[.$A$3:.$B$28];2)" office:value-type="string" office:string-value="U" calcext:value-type="string">
            <text:p>U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table:formula="of:=VLOOKUP(MOD([.A28]+[.$B$1]+[.$E$1]; 26);[.$A$3:.$B$28];2)" office:value-type="string" office:string-value="V" calcext:value-type="string">
            <text:p>V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</text:p>
          </table:table-cell>
          <table:table-cell table:formula="of:=VLOOKUP(MOD([.A29]+[.$B$1]+[.$E$1]; 26);[.$A$3:.$B$28];2)" office:value-type="string" office:string-value="W" calcext:value-type="string">
            <text:p>W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21:09:51.853521255</meta:creation-date>
    <dc:date>2023-03-23T22:29:44.463472954</dc:date>
    <meta:editing-duration>PT8M31S</meta:editing-duration>
    <meta:editing-cycles>1</meta:editing-cycles>
    <meta:document-statistic meta:table-count="2" meta:cell-count="593" meta:object-count="0"/>
    <meta:generator>LibreOffice/7.3.7.2$Linux_X86_64 LibreOffice_project/30$Build-2</meta:generator>
  </office:meta>
</office:document-meta>
</file>